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margin-left="0.3979in">
        <style:tab-stops/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1">
      <style:graphic-properties style:wrap="run-through" style:run-through="foreground" draw:fill="gradient" draw:fill-gradient-name="a0" draw:stroke="solid" svg:stroke-width="0.00694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gradient" draw:fill-gradient-name="a2" draw:stroke="solid" svg:stroke-width="0.00694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gradient" draw:fill-gradient-name="a4" draw:stroke="solid" svg:stroke-width="0.00694in" svg:stroke-color="#70ad47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custom-shape svg:x="6.44792in" svg:y="0.27014in" svg:width="0.43681in" svg:height="6.025in" draw:z-index="251663360" draw:id="id0" draw:style-name="a1" draw:name="Rectangle 1" text:anchor-type="paragraph"><svg:title/><svg:desc/><draw:enhanced-geometry draw:type="non-primitive" svg:viewBox="0 0 21600 21600" draw:enhanced-path="M 0 0 L 21600 0 21600 21600 0 21600 Z N"/></draw:custom-shape><draw:custom-shape svg:x="0.42708in" svg:y="0.20764in" svg:width="0.45764in" svg:height="6.00417in" draw:z-index="251659264" draw:id="id1" draw:style-name="a3" draw:name="Rectangle 1" text:anchor-type="paragraph"><svg:title/><svg:desc/><draw:enhanced-geometry draw:type="non-primitive" svg:viewBox="0 0 21600 21600" draw:enhanced-path="M 0 0 L 21600 0 21600 21600 0 21600 Z N"/></draw:custom-shape><draw:custom-shape svg:x="3.11979in" svg:y="0.20764in" svg:width="0.42153in" svg:height="6.00417in" draw:z-index="251661312" draw:id="id2" draw:style-name="a5" draw:name="Rectangle 1" text:anchor-type="paragraph"><svg:title/><svg:desc/><draw:enhanced-geometry draw:type="non-primitive" svg:viewBox="0 0 21600 21600" draw:enhanced-path="M 0 0 L 21600 0 21600 21600 0 21600 Z N"/></draw:custom-shape><draw:frame draw:style-name="a6" draw:name="Picture 6308" text:anchor-type="as-char" svg:x="0in" svg:y="0in" svg:width="6.85333in" svg:height="6.35667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0" draw:style="linear" draw:angle="0" draw:start-color="#81b861" draw:end-color="#6fb242" draw:start-intensity="100%" draw:end-intensity="100%"/>
    <draw:gradient draw:name="a2" draw:style="linear" draw:angle="0" draw:start-color="#81b861" draw:end-color="#6fb242" draw:start-intensity="100%" draw:end-intensity="100%"/>
    <draw:gradient draw:name="a4" draw:style="linear" draw:angle="0" draw:start-color="#81b861" draw:end-color="#6fb242" draw:start-intensity="100%" draw:end-intensity="100%"/>
  </office:styles>
  <office:automatic-styles>
    <style:page-layout style:name="PL0">
      <style:page-layout-properties fo:page-width="9.375in" fo:page-height="9.375in" style:print-orientation="portrait" fo:margin-top="0.2402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Aurelie binet</meta:initial-creator>
    <dc:creator>Aurelie binet</dc:creator>
    <meta:creation-date>2024-03-11T08:22:00Z</meta:creation-date>
    <dc:date>2024-03-11T08:29:00Z</dc:date>
    <meta:print-date>2024-03-11T08:29:00Z</meta:print-date>
    <meta:template xlink:href="Normal.dotm" xlink:type="simple"/>
    <meta:editing-cycles>4</meta:editing-cycles>
    <meta:editing-duration>PT240S</meta:editing-duration>
    <meta:document-statistic meta:page-count="1" meta:paragraph-count="1" meta:word-count="0" meta:character-count="4" meta:row-count="1" meta:non-whitespace-character-count="4"/>
  </office:meta>
</office:document-meta>
</file>